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rgi" svg:font-family="Gargi" style:font-pitch="variable"/>
    <style:font-face style:name="Garuda" svg:font-family="Garuda" style:font-pitch="variable"/>
    <style:font-face style:name="Gurajada" svg:font-family="Gurajada" style:font-pitch="variable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sa Medium" svg:font-family="'Rasa Medium'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1"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1" fo:font-size="12pt" officeooo:paragraph-rsid="00135b97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1" fo:font-size="12pt" officeooo:paragraph-rsid="001fb076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1" fo:font-size="12pt" officeooo:paragraph-rsid="00135b97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1" fo:font-size="12pt" style:font-size-asian="12pt" style:font-size-complex="12pt"/>
    </style:style>
    <style:style style:name="P6" style:family="paragraph" style:parent-style-name="Standard" style:list-style-name="List_20_1">
      <style:paragraph-properties fo:line-height="150%" fo:text-align="justify" style:justify-single-word="false"/>
      <style:text-properties style:font-name="Liberation Serif1" fo:font-size="12pt" officeooo:paragraph-rsid="00150ee2" style:font-size-asian="12pt" style:font-size-complex="12pt"/>
    </style:style>
    <style:style style:name="P7" style:family="paragraph" style:parent-style-name="Standard" style:list-style-name="List_20_1">
      <style:paragraph-properties fo:line-height="150%" fo:text-align="justify" style:justify-single-word="false"/>
      <style:text-properties style:font-name="Liberation Serif1" fo:font-size="12pt" officeooo:paragraph-rsid="00135b97" style:font-size-asian="12pt" style:font-size-complex="12pt"/>
    </style:style>
    <style:style style:name="P8" style:family="paragraph" style:parent-style-name="Standard" style:list-style-name="List_20_1">
      <style:paragraph-properties fo:line-height="150%" fo:text-align="justify" style:justify-single-word="false"/>
      <style:text-properties style:font-name="Liberation Serif1" fo:font-size="12pt" officeooo:paragraph-rsid="001fb076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1" fo:font-size="12pt" officeooo:paragraph-rsid="001fb076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1" fo:font-size="12pt" fo:font-weight="bold" officeooo:paragraph-rsid="001fb076" style:font-size-asian="12pt" style:font-weight-asian="bold" style:font-size-complex="12pt" style:font-weight-complex="bold"/>
    </style:style>
    <style:style style:name="P12" style:family="paragraph" style:parent-style-name="Standard" style:list-style-name="List_20_1">
      <style:paragraph-properties fo:line-height="150%" fo:text-align="justify" style:justify-single-word="false"/>
      <style:text-properties style:font-name="Liberation Serif1" fo:font-size="12pt" fo:font-weight="normal" officeooo:paragraph-rsid="00135b97" style:font-size-asian="12pt" style:font-weight-asian="normal" style:font-size-complex="12pt" style:font-weight-complex="normal"/>
    </style:style>
    <style:style style:name="P13" style:family="paragraph" style:parent-style-name="Standard" style:list-style-name="List_20_1">
      <style:paragraph-properties fo:line-height="150%" fo:text-align="justify" style:justify-single-word="false"/>
      <style:text-properties style:font-name="Liberation Serif1" fo:font-size="12pt" fo:font-weight="normal" officeooo:paragraph-rsid="001fb07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erif1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1" fo:font-size="15pt" fo:font-weight="bold" officeooo:paragraph-rsid="001fb076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076" style:font-weight-asian="bold" style:font-weight-complex="bold"/>
    </style:style>
    <style:style style:name="T3" style:family="text">
      <style:text-properties officeooo:rsid="00135b9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5b97" style:font-weight-asian="normal" style:font-weight-complex="normal"/>
    </style:style>
    <style:style style:name="T6" style:family="text">
      <style:text-properties fo:font-weight="normal" officeooo:rsid="001fb076" style:font-weight-asian="normal" style:font-weight-complex="normal"/>
    </style:style>
    <style:style style:name="T7" style:family="text">
      <style:text-properties officeooo:rsid="001fb0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rabambi, Samson Babatunde</text:p>
      <text:p text:style-name="P1"><text:span text:style-name="T1">CONTACT ADDRESS: </text:span><text:span text:style-name="T6">4</text:span><text:span text:style-name="T5">,</text:span> <text:span text:style-name="T7">Olugbogi Street</text:span><text:span text:style-name="T3">, </text:span><text:span text:style-name="T7">NASU HQT</text:span><text:span text:style-name="T3">, </text:span><text:span text:style-name="T7">Bodija, Ibadan,</text:span><text:span text:style-name="T3"> </text:span><text:span text:style-name="T7">Oyo </text:span>State.</text:p>
      <text:p text:style-name="P1"><text:span text:style-name="T1">TELEPHONE NUMBER:</text:span> (+234) 806 744 8847 <text:span text:style-name="T1">Email:</text:span> arababs2015@gmail.com</text:p>
      <text:p text:style-name="P2"><text:span text:style-name="T1">MARITAL STATUS:</text:span> Married <text:span text:style-name="T1">NATIONALITY:</text:span> Nigerian</text:p>
      <text:p text:style-name="P4"><text:span text:style-name="T1">CAREER OBJECTIVE:</text:span> To bring relief to where it is needed in my field and render pharmaceutical health care services to everyone irrespective of their age, status, color, language, religion, etc.</text:p>
      <text:p text:style-name="P4"/>
      <text:p text:style-name="P4"><text:span text:style-name="T1">EDUCATIONAL BACKGROUND: </text:span></text:p>
      <text:p text:style-name="P4">Bachelor of Pharmacy, Obafemi Awolowo Univeristy, Ile-Ife, Osun State.<text:tab/> <text:s text:c="2"/><text:tab/><text:tab/> <text:s text:c="4"/>2009 - 2016</text:p>
      <text:p text:style-name="P10">WORKING EXPERIENCE:</text:p>
      <text:list xml:id="list3921876518" text:style-name="List_20_1">
        <text:list-item>
          <text:p text:style-name="P12">Pharmacy manager, Sandlake Pharmacy, Gbaremu, Ibadan, Oyo state. <text:tab/> <text:s text:c="11"/>Dec 2022 – Till date</text:p>
        </text:list-item>
        <text:list-item>
          <text:p text:style-name="P7"><text:span text:style-name="T4">Pharmacist, ASEK Pharmacy, Orogun, Ibadan, Oyo state.<text:tab/><text:tab/><text:tab/> <text:s text:c="8"/>Aug 2022 – Nov 2022</text:span></text:p>
        </text:list-item>
        <text:list-item>
          <text:p text:style-name="P12">Software Developer, HealthStack, Lagos.<text:tab/><text:tab/><text:tab/><text:tab/><text:tab/> <text:s text:c="9"/>Jan 2022 – June 2022</text:p>
        </text:list-item>
        <text:list-item>
          <text:p text:style-name="P12">S/Pharmacist, Carehub P’ceutical Solutions, Oke Ado, Ibadan<text:tab/><text:tab/> <text:s text:c="10"/>Jan 2021 – Dec 2021</text:p>
        </text:list-item>
        <text:list-item>
          <text:p text:style-name="P12">Pharmacist, Trevin Pharmacy, Coca-cola, Sango, Ibadan<text:tab/><text:tab/><text:tab/> <text:s text:c="8"/>Aug 2019 – Nov 2019</text:p>
        </text:list-item>
        <text:list-item>
          <text:p text:style-name="P12">Corper Pharmacist, Cottage Hospital, Omadino, Warri, Delta state.<text:tab/> <text:s text:c="8"/>Aug 2018 – July 2019</text:p>
        </text:list-item>
      </text:list>
      <text:p text:style-name="P5"><text:tab/>- Filled prescriptions and took Stocks of drugs in the pharmacy</text:p>
      <text:p text:style-name="P5"><text:tab/>- Purchase of Drugs</text:p>
      <text:p text:style-name="P5"><text:tab/>- Received Drugs from the state contributory health scheme</text:p>
      <text:p text:style-name="P5"><text:tab/>- Recorded Free Drugs dispensed to under five and pregnant women for state’s</text:p>
      <text:p text:style-name="P5"><text:tab/> <text:s text:c="2"/>statistics and records.</text:p>
      <text:list xml:id="list181010787187168" text:continue-numbering="true" text:style-name="List_20_1">
        <text:list-item>
          <text:p text:style-name="P6">Intern Pharmacist, University College Hospital (UCH), Ibadan<text:tab/><text:tab/> <text:s text:c="21"/>Jan- Dec 2017</text:p>
        </text:list-item>
      </text:list>
      <text:p text:style-name="P5"><text:tab/>- Filled prescriptions and took Stocks of drugs in the pharmacy.</text:p>
      <text:p text:style-name="P5"><text:tab/>- Compounded extemporaneous product.</text:p>
      <text:p text:style-name="P5"><text:tab/>- Prepared liquid soap and hand sanitizer</text:p>
      <text:p text:style-name="P10">LEADERSHIP EXPERIENCE:</text:p>
      <text:list xml:id="list181009926464657" text:continue-numbering="true" text:style-name="List_20_1">
        <text:list-item>
          <text:p text:style-name="P6"><text:span text:style-name="T4">Chairman, Faculty of Pharmacy Maintenance committee, OAU <text:tab/><text:tab/> <text:s text:c="10"/></text:span>Sep 2015 – Apr 2016</text:p>
        </text:list-item>
      </text:list>
      <text:p text:style-name="P5"><text:tab/>- Fixed the equipment in the library through donations from students.</text:p>
      <text:p text:style-name="P5"><text:tab/>- Effective supervision and daily operation of the library.</text:p>
      <text:p text:style-name="P5"><text:span text:style-name="T1">SKILLS AND INTERESTS:</text:span> Drugs procurement, Drug price determination, General merchandise</text:p>
      <text:p text:style-name="P5">marketing, Information Technology.</text:p>
      <text:p text:style-name="P5"><text:span text:style-name="T1">HOBBIES:</text:span> Reading, Football, Pharmtech</text:p>
      <text:p text:style-name="P5"><text:span text:style-name="T1">REFEREES:</text:span> It will be provided on request.</text:p>
      <text:p text:style-name="P5"/>
      <text:p text:style-name="P5"/>
      <text:p text:style-name="P15"><text:soft-page-break/>Arabambi, Samson Babatunde</text:p>
      <text:p text:style-name="P3"><text:span text:style-name="T1">CONTACT ADDRESS: </text:span><text:span text:style-name="T5">8,</text:span> <text:span text:style-name="T3">C.A.C Street</text:span>, <text:span text:style-name="T3">Demurin Road, Ketu, Lagos</text:span> State.</text:p>
      <text:p text:style-name="P3"><text:span text:style-name="T1">TELEPHONE NUMBER:</text:span> (+234) 806 744 8847 <text:span text:style-name="T1">Email:</text:span> arababs2015@gmail.com</text:p>
      <text:p text:style-name="P3"><text:span text:style-name="T1">MARITAL STATUS:</text:span> Married <text:span text:style-name="T1">NATIONALITY:</text:span> Nigerian</text:p>
      <text:p text:style-name="P9"><text:span text:style-name="T1">CAREER OBJECTIVE:</text:span> To bring relief to where it is needed in my field and render pharmaceutical health care services to everyone irrespective of their age, status, color, language, religion, etc.</text:p>
      <text:p text:style-name="P9"/>
      <text:p text:style-name="P9"><text:span text:style-name="T1">EDUCATIONAL BACKGROUND: </text:span></text:p>
      <text:p text:style-name="P9">Bachelor of Pharmacy, Obafemi Awolowo Univeristy, Ile-Ife, Osun State.<text:tab/> <text:s text:c="2"/><text:tab/><text:tab/> <text:s text:c="4"/>2009 - 2016</text:p>
      <text:p text:style-name="P11">WORKING EXPERIENCE:</text:p>
      <text:list xml:id="list181009898040749" text:continue-numbering="true" text:style-name="List_20_1">
        <text:list-item>
          <text:p text:style-name="P13">Pharmacy manager, Sandlake Pharmacy, Gbaremu, Ibadan, Oyo state. <text:tab/> <text:s text:c="11"/>Dec 2022 – Till date</text:p>
        </text:list-item>
        <text:list-item>
          <text:p text:style-name="P8"><text:span text:style-name="T4">Pharmacist, ASEK Pharmacy, Orogun, Ibadan, Oyo state.<text:tab/><text:tab/><text:tab/> <text:s text:c="8"/>Aug 2022 – Nov 2022</text:span></text:p>
        </text:list-item>
        <text:list-item>
          <text:p text:style-name="P13">Software Developer, HealthStack, Lagos.<text:tab/><text:tab/><text:tab/><text:tab/><text:tab/> <text:s text:c="9"/>Jan 2022 – June 2022</text:p>
        </text:list-item>
        <text:list-item>
          <text:p text:style-name="P13">S/Pharmacist, Carehub P’ceutical Solutions, Oke Ado, Ibadan<text:tab/><text:tab/> <text:s text:c="10"/>Jan 2021 – Dec 2021</text:p>
        </text:list-item>
        <text:list-item>
          <text:p text:style-name="P13">Pharmacist, Trevin Pharmacy, Coca-cola, Sango, Ibadan<text:tab/><text:tab/><text:tab/> <text:s text:c="8"/>Aug 2019 – Nov 2019</text:p>
        </text:list-item>
        <text:list-item>
          <text:p text:style-name="P13">Corper Pharmacist, Cottage Hospital, Omadino, Warri, Delta state.<text:tab/> <text:s text:c="8"/>Aug 2018 – July 2019</text:p>
        </text:list-item>
      </text:list>
      <text:p text:style-name="P9"><text:tab/>- Filled prescriptions and took Stocks of drugs in the pharmacy</text:p>
      <text:p text:style-name="P9"><text:tab/>- Purchase of Drugs</text:p>
      <text:p text:style-name="P9"><text:tab/>- Received Drugs from the state contributory health scheme</text:p>
      <text:p text:style-name="P9"><text:tab/>- Recorded Free Drugs dispensed to under five and pregnant women for state’s</text:p>
      <text:p text:style-name="P9"><text:tab/> <text:s text:c="2"/>statistics and records.</text:p>
      <text:list xml:id="list181010867002599" text:continue-numbering="true" text:style-name="List_20_1">
        <text:list-item>
          <text:p text:style-name="P8">Intern Pharmacist, University College Hospital (UCH), Ibadan<text:tab/><text:tab/> <text:s text:c="21"/>Jan- Dec 2017</text:p>
        </text:list-item>
      </text:list>
      <text:p text:style-name="P9"><text:tab/>- Filled prescriptions and took Stocks of drugs in the pharmacy.</text:p>
      <text:p text:style-name="P9"><text:tab/>- Compounded extemporaneous product.</text:p>
      <text:p text:style-name="P9"><text:tab/>- Prepared liquid soap and hand sanitizer</text:p>
      <text:p text:style-name="P11">LEADERSHIP EXPERIENCE:</text:p>
      <text:list xml:id="list181010483833760" text:continue-numbering="true" text:style-name="List_20_1">
        <text:list-item>
          <text:p text:style-name="P8"><text:span text:style-name="T4">Chairman, Faculty of Pharmacy Maintenance committee, OAU <text:tab/><text:tab/> <text:s text:c="10"/></text:span>Sep 2015 – Apr 2016</text:p>
        </text:list-item>
      </text:list>
      <text:p text:style-name="P9"><text:tab/>- Fixed the equipment in the library through donations from students.</text:p>
      <text:p text:style-name="P9"><text:tab/>- Effective supervision and daily operation of the library.</text:p>
      <text:p text:style-name="P9"><text:span text:style-name="T1">SKILLS AND INTERESTS:</text:span> Drugs procurement, Drug price determination, General merchandise</text:p>
      <text:p text:style-name="P9">marketing, Information Technology.</text:p>
      <text:p text:style-name="P9"><text:span text:style-name="T1">HOBBIES:</text:span> Reading, Football, Pharmtech</text:p>
      <text:p text:style-name="P9"><text:span text:style-name="T1">REFEREES:</text:span> It will be provided on request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rgi" svg:font-family="Gargi" style:font-pitch="variable"/>
    <style:font-face style:name="Garuda" svg:font-family="Garuda" style:font-pitch="variable"/>
    <style:font-face style:name="Gurajada" svg:font-family="Gurajada" style:font-pitch="variable"/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asa Medium" svg:font-family="'Rasa Medium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76cm" fo:margin-right="1.61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6:03:53.723087276</meta:creation-date>
    <dc:date>2024-09-03T18:09:37.146439967</dc:date>
    <meta:editing-duration>PT32M11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62" meta:word-count="547" meta:character-count="3991" meta:non-whitespace-character-count="3248"/>
  </office:meta>
</office:document-meta>
</file>